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C000002F8C19CA9EE.png" manifest:media-type="image/png"/>
  <manifest:file-entry manifest:full-path="Pictures/100000000000036D000002F659AD5EA2.png" manifest:media-type="image/png"/>
  <manifest:file-entry manifest:full-path="Pictures/100000000000036A000002F61FC7EDE2.png" manifest:media-type="image/png"/>
  <manifest:file-entry manifest:full-path="Pictures/100000000000036F000002FAE4507BD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99cm" svg:height="11.528cm" svg:x="2.001cm" svg:y="0.972cm">
          <draw:image xlink:href="Pictures/100000000000036F000002FAE4507BD3.png" xlink:type="simple" xlink:show="embed" xlink:actuate="onLoad">
            <text:p/>
          </draw:image>
        </draw:frame>
        <draw:frame draw:style-name="gr1" draw:text-style-name="P1" draw:layer="layout" svg:width="13.077cm" svg:height="11.341cm" svg:x="2.1cm" svg:y="13.359cm">
          <draw:image xlink:href="Pictures/100000000000036A000002F61FC7EDE2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3.141cm" svg:height="11.357cm" svg:x="2.159cm" svg:y="1.08cm">
          <draw:image xlink:href="Pictures/100000000000036D000002F659AD5EA2.png" xlink:type="simple" xlink:show="embed" xlink:actuate="onLoad">
            <text:p/>
          </draw:image>
        </draw:frame>
        <draw:frame draw:style-name="gr1" draw:text-style-name="P1" draw:layer="layout" svg:width="13.4cm" svg:height="11.624cm" svg:x="2.1cm" svg:y="13.031cm">
          <draw:image xlink:href="Pictures/100000000000036C000002F8C19CA9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10:02.170000000</meta:creation-date>
    <dc:date>2015-03-11T10:00:03.777000000</dc:date>
    <meta:editing-duration>PT4M12S</meta:editing-duration>
    <meta:editing-cycles>4</meta:editing-cycles>
    <meta:generator>LibreOffice/4.2.5.2$Windows_x86 LibreOffice_project/61cb170a04bb1f12e77c884eab9192be736ec5f5</meta:generator>
    <meta:document-statistic meta:object-count="4"/>
  </office:meta>
</office:document-meta>
</file>